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ant notes from interviews</text:p>
      <text:p text:style-name="Standard"/>
      <text:p text:style-name="Standard"/>
      <text:list xml:id="list42181860" text:style-name="L1">
        <text:list-item>
          <text:p text:style-name="P1">Keep track of discounts/special deals being offered</text:p>
        </text:list-item>
        <text:list-item>
          <text:p text:style-name="P1">200 transactions a day</text:p>
          <text:list>
            <text:list-item>
              <text:p text:style-name="P1">keep track of payment until cruise is over</text:p>
            </text:list-item>
            <text:list-item>
              <text:p text:style-name="P1">after cruise keep track of cruises visited by customers</text:p>
            </text:list-item>
          </text:list>
        </text:list-item>
        <text:list-item>
          <text:p text:style-name="P1">captains banquet for frequent cruisers</text:p>
        </text:list-item>
        <text:list-item>
          <text:p text:style-name="P1">rooms cheaper closer to the date of departure</text:p>
        </text:list-item>
        <text:list-item>
          <text:p text:style-name="P1">about 1000 cabins and 1500-2000 passengers</text:p>
        </text:list-item>
        <text:list-item>
          <text:p text:style-name="P1">employees get 20% discount on available rooms</text:p>
        </text:list-item>
        <text:list-item>
          <text:p text:style-name="P1">up to 4 people in a cabin</text:p>
        </text:list-item>
        <text:list-item>
          <text:p text:style-name="P1">people can book as many cabins as they want</text:p>
        </text:list-item>
        <text:list-item>
          <text:p text:style-name="P1">groups of 16 get 1 cruise fair free</text:p>
        </text:list-item>
        <text:list-item>
          <text:p text:style-name="P1">trip insurance for cancellations </text:p>
        </text:list-item>
        <text:list-item>
          <text:p text:style-name="P1">fees for off ship excursions booked online added to total </text:p>
        </text:list-item>
        <text:list-item>
          <text:p text:style-name="P1">ability to compare cruises needed</text:p>
        </text:list-item>
        <text:list-item>
          <text:p text:style-name="P1">on board credit system with everything being charged to room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k Scarola</meta:initial-creator>
    <meta:creation-date>2012-07-04T22:05:53.60</meta:creation-date>
    <meta:document-statistic meta:table-count="0" meta:image-count="0" meta:object-count="0" meta:page-count="1" meta:paragraph-count="16" meta:word-count="126" meta:character-count="674"/>
    <dc:date>2012-07-04T22:12:51.11</dc:date>
    <dc:creator>Nick Scarola</dc:creator>
    <meta:editing-duration>PT7M</meta:editing-duration>
    <meta:editing-cycles>1</meta:editing-cycles>
    <meta:generator>OpenOffice.org/3.3$Win32 OpenOffice.org_project/330m20$Build-9567</meta:generator>
  </office:meta>
</office:document-meta>
</file>